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4800000269FAB18EB1.png" manifest:media-type="image/png"/>
  <manifest:file-entry manifest:full-path="Pictures/10000201000001EE000001D1FE566C9F.png" manifest:media-type="image/png"/>
  <manifest:file-entry manifest:full-path="Pictures/10000201000001EE000001D14F875CA9.png" manifest:media-type="image/png"/>
  <manifest:file-entry manifest:full-path="Pictures/1000020100000239000001CD51D4EDF4.png" manifest:media-type="image/png"/>
  <manifest:file-entry manifest:full-path="Pictures/1000020100000156000001A38D655371.png" manifest:media-type="image/png"/>
  <manifest:file-entry manifest:full-path="Pictures/10000201000001F00000027582BC38DC.png" manifest:media-type="image/png"/>
  <manifest:file-entry manifest:full-path="Pictures/100000000000022E00000174D851B58B.png" manifest:media-type="image/png"/>
  <manifest:file-entry manifest:full-path="Pictures/100002010000021E000001C46DC8C7A3.png" manifest:media-type="image/png"/>
  <manifest:file-entry manifest:full-path="Pictures/100002010000021E000001C46287DCB8.png" manifest:media-type="image/png"/>
  <manifest:file-entry manifest:full-path="Pictures/10000201000002690000027904A4A60E.png" manifest:media-type="image/png"/>
  <manifest:file-entry manifest:full-path="Pictures/100002010000029E00000216845D0559.png" manifest:media-type="image/png"/>
  <manifest:file-entry manifest:full-path="Pictures/1000000000000489000003029B4137D3.png" manifest:media-type="image/png"/>
  <manifest:file-entry manifest:full-path="Pictures/100002010000023C000000F172201E1C.png" manifest:media-type="image/png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8cm" draw:marker-start-width="0.242cm" draw:marker-end-width="0.242cm" draw:textarea-vertical-align="middle" fo:padding-top="0.139cm" fo:padding-bottom="0.139cm" fo:padding-left="0.264cm" fo:padding-right="0.264cm" draw:ole-draw-aspect="1"/>
    </style:style>
    <style:style style:name="gr3" style:family="graphic" style:parent-style-name="Object_20_with_20_no_20_fill_20_and_20_no_20_line">
      <style:graphic-properties draw:stroke="solid" svg:stroke-width="0.028cm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917cm" svg:stroke-color="#b2b2b2" draw:marker-start-width="1.575cm" draw:marker-end-width="1.575cm" svg:stroke-linecap="round" draw:fill="solid" draw:fill-color="#729fcf" draw:textarea-vertical-align="middle" fo:padding-top="0.583cm" fo:padding-bottom="0.583cm" fo:padding-left="0.708cm" fo:padding-right="0.708cm"/>
    </style:style>
    <style:style style:name="gr5" style:family="graphic" style:parent-style-name="objectwithoutfill">
      <style:graphic-properties svg:stroke-width="0.423cm" svg:stroke-color="#330099" draw:marker-start="Symmetric_20_Arrow" draw:marker-start-width="0.834cm" draw:marker-end-width="0.834cm" svg:stroke-opacity="100%" svg:stroke-linecap="round" draw:fill="solid" draw:fill-color="#729fcf" draw:textarea-vertical-align="middle" fo:padding-top="0.336cm" fo:padding-bottom="0.336cm" fo:padding-left="0.461cm" fo:padding-right="0.46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081cm" svg:stroke-color="#99ff66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521cm" svg:height="3.734cm" svg:x="6.535cm" svg:y="9.906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4.318cm" svg:height="3.556cm" svg:x="6.604cm" svg:y="2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318cm" svg:height="3.454cm" svg:x="6.627cm" svg:y="6.096cm">
          <draw:image xlink:href="Pictures/1000000000000489000003029B4137D3.png" xlink:type="simple" xlink:show="embed" xlink:actuate="onLoad">
            <text:p/>
          </draw:image>
        </draw:frame>
        <draw:g>
          <draw:path draw:style-name="gr4" draw:text-style-name="P1" draw:layer="layout" svg:width="1.591cm" svg:height="1.291cm" draw:transform="skewX (0.00837758040957275) rotate (-0.782780169519457) translate (9.97995736392013cm 4.74207645984292cm)" svg:viewBox="0 0 1592 1292" svg:d="M0 4c937-53 1381 390 1592 1288">
            <text:p/>
          </draw:path>
          <draw:path draw:style-name="gr5" draw:text-style-name="P1" draw:layer="layout" svg:width="1.877cm" svg:height="1.727cm" draw:transform="skewX (-0.302116493520218) rotate (-2.43421070775649) translate (11.5093169045763cm 5.70845803250674cm)" svg:viewBox="0 0 1878 1728" svg:d="M1878 0c-1818 341-1878 1728-1878 1728">
            <text:p/>
          </draw:path>
          <draw:path draw:style-name="gr4" draw:text-style-name="P1" draw:layer="layout" svg:width="1.601cm" svg:height="1.299cm" draw:transform="skewX (-0.00244346095279197) rotate (-0.788016157275441) translate (9.97988803181922cm 8.74711296337838cm)" svg:viewBox="0 0 1602 1300" svg:d="M0 4c942-52 1389 394 1602 1296">
            <text:p/>
          </draw:path>
          <draw:path draw:style-name="gr5" draw:text-style-name="P1" draw:layer="layout" svg:width="1.886cm" svg:height="1.739cm" draw:transform="skewX (-0.290597320457056) rotate (-2.42845112122491) translate (11.508875631012cm 9.72553661985705cm)" svg:viewBox="0 0 1887 1740" svg:d="M1887 0c-1828 344-1887 1740-1887 1740">
            <text:p/>
          </draw:path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0.806cm" svg:height="9.555cm" svg:x="2.45cm" svg:y="0.571cm">
          <draw:image xlink:href="Pictures/10000201000002690000027904A4A60E.png" xlink:type="simple" xlink:show="embed" xlink:actuate="onLoad">
            <text:p/>
          </draw:image>
        </draw:frame>
        <draw:frame draw:style-name="gr1" draw:text-style-name="P1" draw:layer="layout" svg:width="9.921cm" svg:height="4.206cm" svg:x="2.644cm" svg:y="9.843cm">
          <draw:image xlink:href="Pictures/100002010000023C000000F172201E1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5.839cm" svg:y="1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2.998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159cm" svg:height="1.561cm" svg:x="3.64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7.835cm" svg:y="1.5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4.935cm" svg:y="7.841cm">
          <draw:text-box>
            <text:p><text:span text:style-name="T1">2</text:span></text:p>
          </draw:text-box>
        </draw:frame>
        <draw:frame draw:style-name="gr8" draw:text-style-name="P2" draw:layer="layout" svg:width="0.972cm" svg:height="1.204cm" svg:x="10.835cm" svg:y="11.241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0.262cm" svg:height="8.763cm" svg:x="3.1cm" svg:y="0.294cm">
          <draw:image xlink:href="Pictures/100002010000021E000001C46287DCB8.png" xlink:type="simple" xlink:show="embed" xlink:actuate="onLoad">
            <text:p/>
          </draw:image>
        </draw:frame>
        <draw:frame draw:style-name="gr1" draw:text-style-name="P1" draw:layer="layout" svg:width="10.262cm" svg:height="8.763cm" svg:x="3.544cm" svg:y="5.698cm">
          <draw:image xlink:href="Pictures/100002010000021E000001C46DC8C7A3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9.463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4.723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1.415cm" svg:y="1.641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6.715cm" svg:y="3.24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5.124cm" svg:y="8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0.262cm" svg:height="6.833cm" svg:x="4.425cm" svg:y="1.219cm">
          <draw:image xlink:href="Pictures/100000000000022E00000174D851B58B.png" xlink:type="simple" xlink:show="embed" xlink:actuate="onLoad">
            <text:p/>
          </draw:image>
        </draw:frame>
        <draw:frame draw:style-name="gr1" draw:text-style-name="P1" draw:layer="layout" svg:width="12.524cm" svg:height="12.815cm" svg:x="3.907cm" svg:y="5.203cm">
          <draw:image xlink:href="Pictures/10000201000001F00000027582BC38DC.png" xlink:type="simple" xlink:show="embed" xlink:actuate="onLoad">
            <text:p/>
          </draw:image>
        </draw:frame>
        <draw:custom-shape draw:style-name="gr7" draw:text-style-name="P1" draw:layer="layout" svg:width="1.878cm" svg:height="1.561cm" svg:x="8.041cm" svg:y="4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11.276cm" svg:y="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949cm" svg:y="4.923cm">
          <draw:text-box>
            <text:p><text:span text:style-name="T1">1</text:span></text:p>
          </draw:text-box>
        </draw:frame>
        <draw:frame draw:style-name="gr8" draw:text-style-name="P2" draw:layer="layout" svg:width="0.972cm" svg:height="1.204cm" svg:x="13.268cm" svg:y="7.737cm">
          <draw:text-box>
            <text:p><text:span text:style-name="T1">4</text:span></text:p>
          </draw:text-box>
        </draw:frame>
        <draw:custom-shape draw:style-name="gr7" draw:text-style-name="P1" draw:layer="layout" svg:width="1.878cm" svg:height="1.561cm" svg:x="6.401cm" svg:y="6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93cm" svg:y="6.893cm">
          <draw:text-box>
            <text:p><text:span text:style-name="T1">2</text:span></text:p>
          </draw:text-box>
        </draw:frame>
        <draw:custom-shape draw:style-name="gr7" draw:text-style-name="P1" draw:layer="layout" svg:width="3.07cm" svg:height="3.157cm" svg:x="6.061cm" svg:y="8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218cm" svg:y="9.223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9.906cm" svg:height="7.823cm" svg:x="2.666cm" svg:y="0.672cm">
          <draw:image xlink:href="Pictures/100002010000029E00000216845D0559.png" xlink:type="simple" xlink:show="embed" xlink:actuate="onLoad">
            <text:p/>
          </draw:image>
        </draw:frame>
        <draw:frame draw:style-name="gr1" draw:text-style-name="P1" draw:layer="layout" svg:width="10.262cm" svg:height="8.23cm" svg:x="2.851cm" svg:y="5.241cm">
          <draw:image xlink:href="Pictures/1000020100000239000001CD51D4EDF4.png" xlink:type="simple" xlink:show="embed" xlink:actuate="onLoad">
            <text:p/>
          </draw:image>
        </draw:frame>
        <draw:custom-shape draw:style-name="gr9" draw:text-style-name="P1" draw:layer="layout" svg:width="0.606cm" svg:height="0.534cm" svg:x="4.196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878cm" svg:height="1.561cm" svg:x="6.421cm" svg:y="1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329cm" svg:y="1.529cm">
          <draw:text-box>
            <text:p><text:span text:style-name="T1">1</text:span></text:p>
          </draw:text-box>
        </draw:frame>
        <draw:custom-shape draw:style-name="gr7" draw:text-style-name="P1" draw:layer="layout" svg:width="1.878cm" svg:height="1.561cm" svg:x="3.56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5.473cm" svg:y="4.561cm">
          <draw:text-box>
            <text:p><text:span text:style-name="T1">2</text:span></text:p>
          </draw:text-box>
        </draw:frame>
        <draw:custom-shape draw:style-name="gr7" draw:text-style-name="P1" draw:layer="layout" svg:width="1.878cm" svg:height="1.561cm" svg:x="10.401cm" svg:y="8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12.309cm" svg:y="8.924cm">
          <draw:text-box>
            <text:p><text:span text:style-name="T1">3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7.747cm" svg:height="7.214cm" svg:x="4.098cm" svg:y="0.997cm">
          <draw:image xlink:href="Pictures/10000201000001EE000001D14F875CA9.png" xlink:type="simple" xlink:show="embed" xlink:actuate="onLoad">
            <text:p/>
          </draw:image>
        </draw:frame>
        <draw:custom-shape draw:style-name="gr7" draw:text-style-name="P1" draw:layer="layout" svg:width="2.706cm" svg:height="1.561cm" svg:x="5.529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6.565cm" svg:y="1.429cm">
          <draw:text-box>
            <text:p><text:span text:style-name="T1">1</text:span></text:p>
          </draw:text-box>
        </draw:frame>
        <draw:custom-shape draw:style-name="gr7" draw:text-style-name="P1" draw:layer="layout" svg:width="2.706cm" svg:height="1.561cm" svg:x="8.23cm" svg:y="1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9.465cm" svg:y="1.429cm">
          <draw:text-box>
            <text:p><text:span text:style-name="T1">2</text:span></text:p>
          </draw:text-box>
        </draw:frame>
        <draw:frame draw:style-name="gr1" draw:text-style-name="P1" draw:layer="layout" svg:width="7.722cm" svg:height="7.188cm" svg:x="4.203cm" svg:y="4.646cm">
          <draw:image xlink:href="Pictures/10000201000001EE000001D1FE566C9F.png" xlink:type="simple" xlink:show="embed" xlink:actuate="onLoad">
            <text:p/>
          </draw:image>
        </draw:frame>
        <draw:custom-shape draw:style-name="gr7" draw:text-style-name="P1" draw:layer="layout" svg:width="1.576cm" svg:height="1.561cm" svg:x="6.561cm" svg:y="4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972cm" svg:height="1.204cm" svg:x="8.188cm" svg:y="5.098cm">
          <draw:text-box>
            <text:p><text:span text:style-name="T1">3</text:span></text:p>
          </draw:text-box>
        </draw:frame>
        <draw:custom-shape draw:style-name="gr7" draw:text-style-name="P1" draw:layer="layout" svg:width="0.716cm" svg:height="0.634cm" svg:x="6.238cm" svg:y="7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6.733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5cm" svg:height="0.634cm" svg:x="7.262cm" svg:y="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8.016cm" svg:y="8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8.393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4cm" svg:x="8.745cm" svg:y="7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8.394cm" svg:y="8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9.26cm" svg:y="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4cm" svg:x="9.8cm" svg:y="7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16cm" svg:height="0.635cm" svg:x="5.635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1" draw:layer="layout" svg:width="7.62cm" svg:height="7.976cm" svg:x="2.769cm" svg:y="0.663cm">
          <draw:image xlink:href="Pictures/100002010000024800000269FAB18EB1.png" xlink:type="simple" xlink:show="embed" xlink:actuate="onLoad">
            <text:p/>
          </draw:image>
        </draw:frame>
        <draw:frame draw:style-name="gr10" draw:text-style-name="P1" draw:layer="layout" svg:width="5.359cm" svg:height="6.502cm" svg:x="4.903cm" svg:y="4.442cm">
          <draw:image xlink:href="Pictures/1000020100000156000001A38D65537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9-13T21:17:24.723922221</dc:date>
    <meta:editing-duration>PT1H47M42S</meta:editing-duration>
    <meta:editing-cycles>23</meta:editing-cycles>
    <meta:generator>LibreOffice/4.2.8.2$Linux_x86 LibreOffice_project/420m0$Build-2</meta:generator>
    <meta:document-statistic meta:object-count="9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319cm" svg:height="3.557cm" xlink:href="." xlink:type="simple" chart:class="chart:scatter" chart:style-name="ch1">
        <chart:plot-area chart:style-name="ch2" chart:data-source-has-labels="both" svg:x="0.086cm" svg:y="0.071cm" svg:width="4.147cm" svg:height="3.415cm">
          <chartooo:coordinate-region svg:x="0.52cm" svg:y="0.268cm" svg:width="3.528cm" svg:height="2.575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